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8.24pt"/>
    </style:style>
    <style:style style:name="co2" style:family="table-column">
      <style:table-column-properties fo:break-before="auto" style:column-width="113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88.7pt"/>
    </style:style>
    <style:style style:name="co6" style:family="table-column">
      <style:table-column-properties fo:break-before="auto" style:column-width="152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 style:data-style-name="N20111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20111">
      <style:table-cell-properties fo:border="0.06pt solid #000000"/>
    </style:style>
    <style:style style:name="ce7" style:family="table-cell" style:parent-style-name="Default" style:data-style-name="N20111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éjà fourni par M. Gechter&quot;;&quot;Déjà au Crunch Lab&quot;;&quot;À commander&quot;;&quot;Commandé&quot;;&quot;Livré&quot;)" table:allow-empty-cell="true" table:display-list="unsorted" table:base-cell-address="Sheet1.G2">
          <table:error-message table:message-type="stop" table:display="true"/>
        </table:content-validation>
        <table:content-validation table:name="val2" table:condition="of:cell-content-is-in-list(&quot;Oui&quot;;&quot;Non&quot;)" table:allow-empty-cell="true" table:display-list="unsorted" table:base-cell-address="Sheet1.H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visibility="collapse" table:default-cell-style-name="Default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Caractéristiques</text:p>
          </table:table-cell>
          <table:table-cell table:style-name="ce1" office:value-type="string" calcext:value-type="string">
            <text:p>Exemple réf</text:p>
          </table:table-cell>
          <table:table-cell table:style-name="ce1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Prix total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Utilisé pour le projet ?</text:p>
          </table:table-cell>
        </table:table-row>
        <table:table-row table:style-name="ro1">
          <table:table-cell table:style-name="ce2" office:value-type="string" calcext:value-type="string">
            <text:p>Raspberry Pi Zero (+ accessoires)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table:formula="of:=[.D2]*[.E2]" office:value-type="currency" office:currency="EUR" office:value="0" calcext:value-type="currency">
            <text:p>0.00 €</text:p>
          </table:table-cell>
          <table:table-cell table:style-name="ce2" table:content-validation-name="val1" office:value-type="string" calcext:value-type="string">
            <text:p>Déjà fourni par M. Gechter</text:p>
          </table:table-cell>
          <table:table-cell table:style-name="ce2" table:number-columns-repeated="2"/>
          <table:table-cell table:style-name="ce2" table:content-validation-name="val2" office:value-type="string" calcext:value-type="string">
            <text:p>Oui</text:p>
          </table:table-cell>
        </table:table-row>
        <table:table-row table:style-name="ro1">
          <table:table-cell table:style-name="ce2" office:value-type="string" calcext:value-type="string">
            <text:p>Raspberry Pi 4 (+ accessoires)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table:formula="of:=[.D3]*[.E3]" office:value-type="currency" office:currency="EUR" office:value="0" calcext:value-type="currency">
            <text:p>0.00 €</text:p>
          </table:table-cell>
          <table:table-cell table:style-name="ce2" table:content-validation-name="val1" office:value-type="string" calcext:value-type="string">
            <text:p>Déjà fourni par M. Gechter</text:p>
          </table:table-cell>
          <table:table-cell table:style-name="ce2" table:number-columns-repeated="2"/>
          <table:table-cell table:style-name="ce2" table:content-validation-name="val2" office:value-type="string" calcext:value-type="string">
            <text:p>Non</text:p>
          </table:table-cell>
        </table:table-row>
        <table:table-row table:style-name="ro2">
          <table:table-cell table:style-name="ce2" office:value-type="string" calcext:value-type="string">
            <text:p>Bague collectrice creuse</text:p>
          </table:table-cell>
          <table:table-cell table:style-name="ce2" office:value-type="string" calcext:value-type="string">
            <text:p>2A 6 fil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18.56" calcext:value-type="currency">
            <text:p>18.56 €</text:p>
          </table:table-cell>
          <table:table-cell table:style-name="ce6" table:formula="of:=[.D4]*[.E4]" office:value-type="currency" office:currency="EUR" office:value="18.56" calcext:value-type="currency">
            <text:p>18.56 €</text:p>
          </table:table-cell>
          <table:table-cell table:style-name="ce2" table:content-validation-name="val1" office:value-type="string" calcext:value-type="string">
            <text:p>À commander</text:p>
          </table:table-cell>
          <table:table-cell table:style-name="ce2" office:value-type="string" calcext:value-type="string">
            <text:p><text:a xlink:href="https://www.amazon.fr/collectrice-Puissance-électrique-conducteur-Connecteur/dp/B085MGKJ1C/ref=sr_1_23?__mk_fr_FR=Å" xlink:type="simple">https://www.amazon.fr/collectrice-Puissance-%C3%A9lectrique-conducteur-Connecteur/dp/B085MGKJ1C/ref=sr_1_23?__mk_fr_FR=%C3%85</text:a> M%C3%85%C5%BD%C3%95%C3%91&amp;dchild=1&amp;keywords=bague+collectrice&amp;qid=1634898240&amp;sr=8-23</text:p>
          </table:table-cell>
          <table:table-cell table:style-name="ce2"/>
          <table:table-cell table:style-name="ce2" table:content-validation-name="val2"/>
        </table:table-row>
        <table:table-row table:style-name="ro1">
          <table:table-cell table:style-name="ce2" office:value-type="string" calcext:value-type="string">
            <text:p>Bandeau 144 LED RGB</text:p>
          </table:table-cell>
          <table:table-cell table:style-name="ce2" office:value-type="string" calcext:value-type="string">
            <text:p>LED Adressables</text:p>
          </table:table-cell>
          <table:table-cell table:style-name="ce2" office:value-type="string" calcext:value-type="string">
            <text:p>APA102C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table:formula="of:=[.D5]*[.E5]" office:value-type="currency" office:currency="EUR" office:value="0" calcext:value-type="currency">
            <text:p>0.00 €</text:p>
          </table:table-cell>
          <table:table-cell table:style-name="ce2" table:content-validation-name="val1" office:value-type="string" calcext:value-type="string">
            <text:p>Déjà au Crunch Lab</text:p>
          </table:table-cell>
          <table:table-cell table:style-name="ce2"/>
          <table:table-cell table:style-name="ce2" office:value-type="string" calcext:value-type="string">
            <text:p>déjà récupéré</text:p>
          </table:table-cell>
          <table:table-cell table:style-name="ce2" table:content-validation-name="val2"/>
        </table:table-row>
        <table:table-row table:style-name="ro2">
          <table:table-cell table:style-name="ce2" office:value-type="string" calcext:value-type="string">
            <text:p>Moteur brushless + ESC</text:p>
          </table:table-cell>
          <table:table-cell table:style-name="ce2" office:value-type="string" calcext:value-type="string">
            <text:p>~ 1000KV</text:p>
          </table:table-cell>
          <table:table-cell table:style-name="ce2" office:value-type="string" calcext:value-type="string">
            <text:p>A2212/13T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21.99" calcext:value-type="currency">
            <text:p>21.99 €</text:p>
          </table:table-cell>
          <table:table-cell table:style-name="ce6" table:formula="of:=[.D6]*[.E6]" office:value-type="currency" office:currency="EUR" office:value="21.99" calcext:value-type="currency">
            <text:p>21.99 €</text:p>
          </table:table-cell>
          <table:table-cell table:style-name="ce2" table:content-validation-name="val1" office:value-type="string" calcext:value-type="string">
            <text:p>À commander</text:p>
          </table:table-cell>
          <table:table-cell table:style-name="ce2" office:value-type="string" calcext:value-type="string">
            <text:p><text:a xlink:href="https://www.amazon.fr/Kyrio-Brushless-Accessoires-Montage-Quadcopter/dp/B08N9W4V3Y/ref=sr_1_1_sspa" xlink:type="simple">https://www.amazon.fr/Kyrio-Brushless-Accessoires-Montage-Quadcopter/dp/B08N9W4V3Y/ref=sr_1_1_sspa</text:a>?dchild=1&amp;keywords=moteur+brushless+1000kv&amp;qid=1634897868&amp;sr=8-1-spons&amp;psc=1&amp;spLa=ZW5jcnlwdGVkUXVhbGlmaWVyPUExQjg5MTBKTDBBRUFUJmVuY3J5cHRlZElkPUEwOTA5NjE1M0cwQ0tTSVY0VEMyNyZlbmNyeXB0ZWRBZElkPUEwMDQ1Njc3MlYyMEtYUFNQUDlIMyZ3aWRnZXROYW1lPXNwX2F0ZiZhY3Rpb249Y2xpY2tSZWRpcmVjdCZkb05vdExvZ0NsaWNrPXRydWU=</text:p>
          </table:table-cell>
          <table:table-cell table:style-name="ce2"/>
          <table:table-cell table:style-name="ce2" table:content-validation-name="val2"/>
        </table:table-row>
        <table:table-row table:style-name="ro2">
          <table:table-cell table:style-name="ce2" office:value-type="string" calcext:value-type="string">
            <text:p>Motoréducteur CC 12v </text:p>
          </table:table-cell>
          <table:table-cell table:style-name="ce2" office:value-type="string" calcext:value-type="string">
            <text:p>V&gt;400 RPM, C&gt;4500 gcm</text:p>
          </table:table-cell>
          <table:table-cell table:style-name="ce2" office:value-type="string" calcext:value-type="string">
            <text:p>25GA-37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20.09" calcext:value-type="currency">
            <text:p>20.09 €</text:p>
          </table:table-cell>
          <table:table-cell table:style-name="ce6" table:formula="of:=[.D7]*[.E7]" office:value-type="currency" office:currency="EUR" office:value="20.09" calcext:value-type="currency">
            <text:p>20.09 €</text:p>
          </table:table-cell>
          <table:table-cell table:style-name="ce2" table:content-validation-name="val1" office:value-type="string" calcext:value-type="string">
            <text:p>À commander</text:p>
          </table:table-cell>
          <table:table-cell table:style-name="ce2" office:value-type="string" calcext:value-type="string">
            <text:p><text:a xlink:href="https://www.amazon.fr/FTVOGUE-engrenages-bricolage-électronique-5-1000RPM/dp/B07W51WLTW/ref=sr_1_6" xlink:type="simple">https://www.amazon.fr/FTVOGUE-engrenages-bricolage-%C3%A9lectronique-5-1000RPM/dp/B07W51WLTW/ref=sr_1_6</text:a> ?dchild=1&amp;keywords=moteur+12v+1000rpm&amp;qid=1634903813&amp;sr=8-6</text:p>
          </table:table-cell>
          <table:table-cell table:style-name="ce2"/>
          <table:table-cell table:style-name="ce2" table:content-validation-name="val2"/>
        </table:table-row>
        <table:table-row table:style-name="ro2">
          <table:table-cell table:style-name="ce2" office:value-type="string" calcext:value-type="string">
            <text:p>Pont en H</text:p>
          </table:table-cell>
          <table:table-cell table:style-name="ce2" office:value-type="string" calcext:value-type="string">
            <text:p>Imax &gt;= 2A</text:p>
          </table:table-cell>
          <table:table-cell table:style-name="ce2" office:value-type="string" calcext:value-type="string">
            <text:p>L298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13.99" calcext:value-type="currency">
            <text:p>13.99 €</text:p>
          </table:table-cell>
          <table:table-cell table:style-name="ce6" table:formula="of:=[.D8]*[.E8]" office:value-type="currency" office:currency="EUR" office:value="13.99" calcext:value-type="currency">
            <text:p>13.99 €</text:p>
          </table:table-cell>
          <table:table-cell table:style-name="ce2" table:content-validation-name="val1" office:value-type="string" calcext:value-type="string">
            <text:p>À commander</text:p>
          </table:table-cell>
          <table:table-cell table:style-name="ce2" office:value-type="string" calcext:value-type="string">
            <text:p><text:a xlink:href="https://www.amazon.fr/modules-contrôleur-moteur-Arduino-L298N/dp/B094FHW2TY/ref=sr_1_1_sspa?__mk_fr_FR=ÅMÅŽÕÑ&amp;dchild=1&amp;keywords=l298n&amp;qid=1634900286&amp;sr=8-1-spons&amp;psc=1&amp;spLa=ZW5jcnlwdGVkUXVhbGlmaWVyPUFDV0ZMTzVSODEyRFAmZW5jcnlwdGVkSWQ9QTA5NTkyODAyMUs2UkpVSURUWEo0JmVuY3J5cHRlZEFkSWQ9QTA5MjI5NjgyTU9JQjFHN1FZVE5BJndpZGdldE5hbWU9c3BfYXRmJmFjdGlvbj1jbGlja1JlZGlyZWN0JmRvTm90TG9nQ2xpY2s9dHJ1ZQ" xlink:type="simple">https://www.amazon.fr/modules-contr%C3%B4leur-moteur-Arduino-L298N/dp/B094FHW2TY/ref=sr_1_1_sspa?__mk_fr_FR=%C3%85M%C3%85%C5%BD%C3%95%C3%91&amp;dchild=1&amp;keywords=l298n&amp;qid=1634900286&amp;sr=8-1-spons&amp;psc=1&amp;spLa=ZW5jcnlwdGVkUXVhbGlmaWVyPUFDV0ZMTzVSODEyRFAmZW5jcnlwdGVkSWQ9QTA5NTkyODAyMUs2UkpVSURUWEo0JmVuY3J5cHRlZEFkSWQ9QTA5MjI5NjgyTU9JQjFHN1FZVE5BJndpZGdldE5hbWU9c3BfYXRmJmFjdGlvbj1jbGlja1JlZGlyZWN0JmRvTm90TG9nQ2xpY2s9dHJ1ZQ</text:a>==</text:p>
          </table:table-cell>
          <table:table-cell table:style-name="ce2" office:value-type="string" calcext:value-type="string">
            <text:p>sûrement déjà au Crunch Lab (un seul module est nécessaire)</text:p>
          </table:table-cell>
          <table:table-cell table:style-name="ce2" table:content-validation-name="val2"/>
        </table:table-row>
        <table:table-row table:style-name="ro2">
          <table:table-cell table:style-name="ce2" office:value-type="string" calcext:value-type="string">
            <text:p>Capteur à effet hall</text:p>
          </table:table-cell>
          <table:table-cell table:style-name="ce2"/>
          <table:table-cell table:style-name="ce2" office:value-type="string" calcext:value-type="string">
            <text:p>KY-03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8.49" calcext:value-type="currency">
            <text:p>8.49 €</text:p>
          </table:table-cell>
          <table:table-cell table:style-name="ce6" table:formula="of:=[.D9]*[.E9]" office:value-type="currency" office:currency="EUR" office:value="8.49" calcext:value-type="currency">
            <text:p>8.49 €</text:p>
          </table:table-cell>
          <table:table-cell table:style-name="ce2" table:content-validation-name="val1" office:value-type="string" calcext:value-type="string">
            <text:p>À commander</text:p>
          </table:table-cell>
          <table:table-cell table:style-name="ce2" office:value-type="string" calcext:value-type="string">
            <text:p><text:a xlink:href="https://www.amazon.fr/AZDelivery-Capteur-magnétique-analogique-Arduino/dp/B07ZZ8N4VC/ref=sr_1_2_sspa?__mk_fr_FR=Å" xlink:type="simple">https://www.amazon.fr/AZDelivery-Capteur-magn%C3%A9tique-analogique-Arduino/dp/B07ZZ8N4VC/ref=sr_1_2_sspa?__mk_fr_FR=%C3%85</text:a> M%C3%85%C5%BD%C3%95%C3%91&amp;dchild=1&amp;keywords=capteur+%C3%A0+effet+hall&amp;qid=1634550226&amp;sr=8-2-spons&amp;psc=1&amp;smid=A1X7QLRQH87QA3&amp;spLa=ZW5jcnlwdGVkUXVhbGlmaWVyPUEzQVlCMEpYNjJaRldEJmVuY3J5cHRlZElkPUEwMTQxODI5MkUyWUkzVTJETjNRViZlbmNyeXB0ZWRBZElkPUEwODgwMjcxMjBVVjY0VE1aSjVYTyZ3aWRnZXROYW1lPXNwX2F0ZiZhY3Rpb249Y2xpY2tSZWRpcmVjdCZkb05vdExvZ0NsaWNrPXRydWU=</text:p>
          </table:table-cell>
          <table:table-cell table:style-name="ce2" office:value-type="string" calcext:value-type="string">
            <text:p>1 seul capteur est nécessaire</text:p>
          </table:table-cell>
          <table:table-cell table:style-name="ce2" table:content-validation-name="val2"/>
        </table:table-row>
        <table:table-row table:style-name="ro2">
          <table:table-cell table:style-name="ce2" office:value-type="string" calcext:value-type="string">
            <text:p>Aimant</text:p>
          </table:table-cell>
          <table:table-cell table:style-name="ce2" office:value-type="string" calcext:value-type="string">
            <text:p>pour utiliser avec le capteur à effet Ha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9.99" calcext:value-type="currency">
            <text:p>9.99 €</text:p>
          </table:table-cell>
          <table:table-cell table:style-name="ce6" table:formula="of:=[.D10]*[.E10]" office:value-type="currency" office:currency="EUR" office:value="9.99" calcext:value-type="currency">
            <text:p>9.99 €</text:p>
          </table:table-cell>
          <table:table-cell table:style-name="ce2" table:content-validation-name="val1" office:value-type="string" calcext:value-type="string">
            <text:p>À commander</text:p>
          </table:table-cell>
          <table:table-cell table:style-name="ce2" office:value-type="string" calcext:value-type="string">
            <text:p><text:a xlink:href="https://www.amazon.fr/néodyme-diamètre-dépaisseur-Traction-Magenesis®/dp/B06X977K8L/ref=sr_1_1_sspa" xlink:type="simple">https://www.amazon.fr/n%C3%A9odyme-diam%C3%A8tre-d%C3%A9paisseur-Traction-Magenesis%C2%AE/dp/B06X977K8L/ref=sr_1_1_sspa</text:a> ?__mk_fr_FR=%C3%85M%C3%85%C5%BD%C3%95%C3%91&amp;dchild=1&amp;keywords=aimant&amp;qid=1634899012&amp;sr=8-1-spons&amp;psc=1&amp;spLa=ZW5jcnlwdGVkUXVhbGlmaWVyPUExUlBNQ0tCV00yQTZTJmVuY3J5cHRlZElkPUEwMjkyNjA4TUwyOTk4TlFNTzNMJmVuY3J5cHRlZEFkSWQ9QTAyOTYwOThPNkJHQ0s4SVBDMTkmd2lkZ2V0TmFtZT1zcF9hdGYmYWN0aW9uPWNsaWNrUmVkaXJlY3QmZG9Ob3RMb2dDbGljaz10cnVl</text:p>
          </table:table-cell>
          <table:table-cell table:style-name="ce2" office:value-type="string" calcext:value-type="string">
            <text:p>n’importe quel aimant de petite taille peut convenir</text:p>
          </table:table-cell>
          <table:table-cell table:style-name="ce2" table:content-validation-name="val2"/>
        </table:table-row>
        <table:table-row table:style-name="ro2">
          <table:table-cell table:style-name="ce2" office:value-type="string" calcext:value-type="string">
            <text:p>Module gyroscope</text:p>
          </table:table-cell>
          <table:table-cell table:style-name="ce2" office:value-type="string" calcext:value-type="string">
            <text:p>avec magnétomètre</text:p>
          </table:table-cell>
          <table:table-cell table:style-name="ce2" office:value-type="string" calcext:value-type="string">
            <text:p>LSM9DS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25" calcext:value-type="currency">
            <text:p>25.00 €</text:p>
          </table:table-cell>
          <table:table-cell table:style-name="ce6" table:formula="of:=[.D11]*[.E11]" office:value-type="currency" office:currency="EUR" office:value="25" calcext:value-type="currency">
            <text:p>25.00 €</text:p>
          </table:table-cell>
          <table:table-cell table:style-name="ce2" table:content-validation-name="val1" office:value-type="string" calcext:value-type="string">
            <text:p>À commander</text:p>
          </table:table-cell>
          <table:table-cell table:style-name="ce2" office:value-type="string" calcext:value-type="string">
            <text:p><text:a xlink:href="https://www.amazon.fr/Adafruit-9-DOF-Accel-Breakout-Board/dp/B06XJ4XZHL/ref=sr_1_1?__mk_fr_FR=ÅMÅ%C5%25B" xlink:type="simple">https://www.amazon.fr/Adafruit-9-DOF-Accel-Breakout-Board/dp/B06XJ4XZHL/ref=sr_1_1?__mk_fr_FR=%C3%85M%C3%85%C5%B</text:a> D%C3%95%C3%91&amp;dchild=1&amp;keywords=lsm9ds1&amp;qid=1634899106&amp;sr=8-1</text:p>
          </table:table-cell>
          <table:table-cell table:style-name="ce2"/>
          <table:table-cell table:style-name="ce2" table:content-validation-name="val2"/>
        </table:table-row>
        <table:table-row table:style-name="ro2">
          <table:table-cell table:style-name="ce2" office:value-type="string" calcext:value-type="string">
            <text:p>Alimentation ATX</text:p>
          </table:table-cell>
          <table:table-cell table:style-name="ce2" office:value-type="string" calcext:value-type="string">
            <text:p>V=12V + 5V, P=500W</text:p>
          </table:table-cell>
          <table:table-cell table:style-name="ce2" office:value-type="string" calcext:value-type="string">
            <text:p>TECNOWARE FREE SILENT 500W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currency" office:currency="EUR" office:value="15.99" calcext:value-type="currency">
            <text:p>15.99 €</text:p>
          </table:table-cell>
          <table:table-cell table:style-name="ce6" table:formula="of:=[.D12]*[.E12]" office:value-type="currency" office:currency="EUR" office:value="15.99" calcext:value-type="currency">
            <text:p>15.99 €</text:p>
          </table:table-cell>
          <table:table-cell table:style-name="ce2" table:content-validation-name="val1" office:value-type="string" calcext:value-type="string">
            <text:p>À commander</text:p>
          </table:table-cell>
          <table:table-cell table:style-name="ce2" office:value-type="string" calcext:value-type="string">
            <text:p><text:a xlink:href="https://www.amazon.fr/Tecnoware-dalimentation-Office-Silent-Ventilateur/dp/B084W8Y687/ref=sr_1_14?__mk_fr_FR=ÅMÅ%C5%25B" xlink:type="simple">https://www.amazon.fr/Tecnoware-dalimentation-Office-Silent-Ventilateur/dp/B084W8Y687/ref=sr_1_14?__mk_fr_FR=%C3%85M%C3%85%C5%B</text:a> D%C3%95%C3%91&amp;dchild=1&amp;keywords=alimentation%2Bpc&amp;qid=1634900601&amp;sr=8-14&amp;th=1</text:p>
          </table:table-cell>
          <table:table-cell table:style-name="ce2" office:value-type="string" calcext:value-type="string">
            <text:p>peut aussi être récupérée sur un PC UTBM hors d’usag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Plexiglas transparent (à découper au laser)</text:p>
          </table:table-cell>
          <table:table-cell table:style-name="ce2" office:value-type="string" calcext:value-type="string">
            <text:p>2/3/4/5mm d’épaisseur</text:p>
          </table:table-cell>
          <table:table-cell table:style-name="ce2" table:number-columns-repeated="2"/>
          <table:table-cell table:style-name="ce6" table:number-columns-repeated="2"/>
          <table:table-cell table:style-name="ce2" table:content-validation-name="val1" office:value-type="string" calcext:value-type="string">
            <text:p>Déjà au Crunch Lab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Visserie</text:p>
          </table:table-cell>
          <table:table-cell table:style-name="ce2" table:number-columns-repeated="3"/>
          <table:table-cell table:style-name="ce6" table:number-columns-repeated="2"/>
          <table:table-cell table:style-name="ce2" table:content-validation-name="val1" office:value-type="string" calcext:value-type="string">
            <text:p>Déjà au Crunch Lab</text:p>
          </table:table-cell>
          <table:table-cell table:style-name="ce2"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6" table:formula="of:=SUM([.F2:.F12])" office:value-type="currency" office:currency="EUR" office:value="134.1" calcext:value-type="currency">
            <text:p>134.10 €</text:p>
          </table:table-cell>
          <table:table-cell table:number-columns-repeated="4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 office:value-type="string" calcext:value-type="string">
            <text:p>déjà au crunchlab</text:p>
          </table:table-cell>
        </table:table-row>
        <table:table-row table:style-name="ro1">
          <table:table-cell office:value-type="string" calcext:value-type="string">
            <text:p>commandé</text:p>
          </table:table-cell>
        </table:table-row>
        <table:table-row table:style-name="ro1">
          <table:table-cell office:value-type="string" calcext:value-type="string">
            <text:p>déjà four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20111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11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1:32:45.475377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09:59:03.312558392</meta:creation-date>
    <dc:date>2021-10-22T13:57:48.695900959</dc:date>
    <meta:editing-duration>P1DT13H9M24S</meta:editing-duration>
    <meta:editing-cycles>11</meta:editing-cycles>
    <meta:generator>LibreOffice/6.0.7.3$Linux_X86_64 LibreOffice_project/00m0$Build-3</meta:generator>
    <meta:document-statistic meta:table-count="2" meta:cell-count="102" meta:object-count="0"/>
  </office:meta>
</office:document-meta>
</file>